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style>
    <style:style style:name="P2" style:parent-style-name="Textbody" style:family="paragraph">
      <style:paragraph-properties fo:text-align="center"/>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normal" style:font-style-asian="normal" style:font-style-complex="normal"/>
    </style:style>
    <style:style style:name="T5" style:parent-style-name="DefaultParagraphFont" style:family="text">
      <style:text-properties fo:font-style="normal" style:font-style-asian="normal" style:font-style-complex="normal"/>
    </style:style>
    <style:style style:name="P6" style:parent-style-name="Heading2" style:family="paragraph">
      <style:text-properties fo:font-style="normal" style:font-style-asian="normal" style:font-style-complex="normal"/>
    </style:style>
    <style:style style:name="P7" style:parent-style-name="Heading2" style:family="paragraph">
      <style:text-properties fo:font-style="normal" style:font-style-asian="normal" style:font-style-complex="normal"/>
    </style:style>
  </office:automatic-styles>
  <office:body>
    <office:text text:use-soft-page-breaks="true">
      <text:h text:style-name="P1" text:outline-level="1">08969 Group 13 game report</text:h>
      <text:p text:style-name="P2"/>
      <text:h text:style-name="Heading2" text:outline-level="2">High concept</text:h>
      <text:p text:style-name="Textbody"/>
      <text:p text:style-name="Textbody">The high concept of our game is a minimalistic, gravity<text:s/>swapping, reaction game that uses the idea of inverting gravity to challenge<text:s/>players more and more as they progress.</text:p>
      <text:p text:style-name="Textbody"/>
      <text:h text:style-name="Heading2" text:outline-level="2">Emotional aesthetic</text:h>
      <text:p text:style-name="Textbody"/>
      <text:p text:style-name="Textbody">We force the player to make progress by having their character always moving right, but we also use the text at the bottom of each level to make the player<text:s/><text:span text:style-name="T3">want<text:s/></text:span>to get to the next level so they can see<text:s/>how the conversation pans out. The game itself appears very simple in its colours/art, this is because of the invert mechanic, which gives each part of the game 2 colours. Using this idea of “inverting” everything on the screen is our answer to very simple art.</text:p>
      <text:p text:style-name="Textbody">We have a blank state character which isn’t even human in its appearance; so when we have the text at the bottom of the screen come up, the player feels as though<text:s/>it’s<text:s/>being directed at them.</text:p>
      <text:p text:style-name="Textbody"/>
      <text:h text:style-name="Heading2" text:outline-level="2"><text:span text:style-name="T4">M</text:span><text:span text:style-name="T5">echanics<text:s/></text:span>and Dynamics Implemented</text:h>
      <text:p text:style-name="Textbody">The player is constantly moving to the right, and has to use the space bar to move over/under obstacles to get to the end of the level. After a few levels more obstacles are introduced:</text:p>
      <text:p text:style-name="Textbody">The blue gate: this slows the players movement for a few seconds, if the player doesn't expect it then it can throw off their timing, increasing the difficulty.</text:p>
      <text:p text:style-name="Textbody">The green gate: This gate speeds the player up for a few seconds, as with the blue gate, this can throw the player off.</text:p>
      <text:p text:style-name="Textbody">Moving platforms: at around the halfway point of the game, moving platforms will appear, the challenge with these is that you have to predict where they will be when you reach them to see whether you must try and avoid them.</text:p>
      <text:p text:style-name="Textbody">Red tiles: The last obstacle that appears<text:s/>is the red tile (really just a sideways gate). The player must avoid these like any of the other structures they have encountered.</text:p>
      <text:h text:style-name="Heading2" text:outline-level="2"/>
      <text:h text:style-name="Heading2" text:outline-level="2">Reflective summary</text:h>
      <text:p text:style-name="Textbody">We are<text:s/>quite happy<text:s/>with how the game turned out. we<text:s/>feel that the “invert” mechanic works well to offset<text:s/>the simple art. If we<text:s/>were to take this game on again, we<text:s/>would definitely add voice acting along with the on screen text. This is because realistically the text on screen<text:s/>should be a visual cue to the<text:s/>sound of someone speaking the lines; it is too much to<text:s/>expect the player to pay full attention to both the game and the text.</text:p>
      <text:p text:style-name="Textbody"/>
      <text:p text:style-name="Textbody"/>
      <text:p text:style-name="Textbody"/>
      <text:soft-page-break/>
      <text:h text:style-name="P6" text:outline-level="2">Assets</text:h>
      <text:p text:style-name="Textbody"/>
      <text:p text:style-name="Textbody"/>
      <text:p text:style-name="Textbody"/>
      <text:h text:style-name="P7" text:outline-level="2">Creative commons used</text:h>
      <text:p text:style-name="Textbody"/>
      <text:p text:style-name="Textbody">Main theme song:<text:s/>Herr Do<text:bookmark-start text:name="_Hlt387232754"/><text:bookmark-start text:name="_Hlt387232755"/>k<text:bookmark-end text:name="_Hlt387232754"/><text:bookmark-end text:name="_Hlt387232755"/>tor - Revenge<text:s/></text:p>
      <text:p text:style-name="Textbody">(http://freemusicarchive.org/music/Herr_Doktor/199X/06_herr_doktor_-_reven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m cipolat</meta:initial-creator>
    <dc:creator>Jack M Hoyle</dc:creator>
    <meta:creation-date>2014-05-07T12:51:00Z</meta:creation-date>
    <dc:date>2014-05-07T12:51:00Z</dc:date>
    <meta:template xlink:href="Chem4Word.dotx" xlink:type="simple"/>
    <meta:editing-cycles>2</meta:editing-cycles>
    <meta:editing-duration>PT0S</meta:editing-duration>
    <meta:document-statistic meta:page-count="2" meta:paragraph-count="4" meta:word-count="358" meta:character-count="2397" meta:row-count="17" meta:non-whitespace-character-count="2043"/>
  </office:meta>
</office:document-meta>
</file>